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519cm"/>
    </style:style>
    <style:style style:name="co4" style:family="table-column">
      <style:table-column-properties fo:break-before="auto" style:column-width="5.071cm"/>
    </style:style>
    <style:style style:name="co5" style:family="table-column">
      <style:table-column-properties fo:break-before="auto" style:column-width="3.5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4"/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reds" table:style-name="ta1">
        <table:table-column table:style-name="co1" table:number-columns-repeated="4" table:default-cell-style-name="Default"/>
        <table:table-column table:style-name="co2" table:default-cell-style-name="ce1"/>
        <table:table-column table:style-name="co2" table:default-cell-style-name="Default"/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LabSeats</text:p>
          </table:table-cell>
          <table:table-cell office:value-type="string" calcext:value-type="string">
            <text:p>ConSeats</text:p>
          </table:table-cell>
          <table:table-cell table:style-name="Default" office:value-type="string" calcext:value-type="string">
            <text:p>RefSeats</text:p>
          </table:table-cell>
          <table:table-cell office:value-type="string" calcext:value-type="string">
            <text:p>Opposition</text:p>
          </table:table-cell>
          <table:table-cell office:value-type="string" calcext:value-type="string">
            <text:p>Clacton</text:p>
          </table:table-cell>
          <table:table-cell office:value-type="string" calcext:value-type="string">
            <text:p>Rugby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Broxbourne</text:p>
          </table:table-cell>
          <table:table-cell office:value-type="string" calcext:value-type="string">
            <text:p>Portsmouth</text:p>
          </table:table-cell>
          <table:table-cell office:value-type="string" calcext:value-type="string">
            <text:p>Godalming</text:p>
          </table:table-cell>
          <table:table-cell office:value-type="string" calcext:value-type="string">
            <text:p>LabSeats Score</text:p>
          </table:table-cell>
          <table:table-cell office:value-type="string" calcext:value-type="string">
            <text:p>ConSeats Score</text:p>
          </table:table-cell>
          <table:table-cell office:value-type="string" calcext:value-type="string">
            <text:p>RefSeats Score</text:p>
          </table:table-cell>
          <table:table-cell office:value-type="string" calcext:value-type="string">
            <text:p>Opposition Score</text:p>
          </table:table-cell>
          <table:table-cell office:value-type="string" calcext:value-type="string">
            <text:p>Clacton Score</text:p>
          </table:table-cell>
          <table:table-cell office:value-type="string" calcext:value-type="string">
            <text:p>Rugby Score</text:p>
          </table:table-cell>
          <table:table-cell office:value-type="string" calcext:value-type="string">
            <text:p>Richmond Score</text:p>
          </table:table-cell>
          <table:table-cell office:value-type="string" calcext:value-type="string">
            <text:p>Broxbourne Score</text:p>
          </table:table-cell>
          <table:table-cell office:value-type="string" calcext:value-type="string">
            <text:p>Portsmouth Score</text:p>
          </table:table-cell>
          <table:table-cell office:value-type="string" calcext:value-type="string">
            <text:p>Godalming Scor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table:formula="of:=SUM([.M2:.V2])" office:value-type="float" office:value="0" calcext:value-type="float">
            <text:p>0</text:p>
          </table:table-cell>
          <table:table-cell table:number-columns-repeated="10"/>
          <table:table-cell table:formula="of:=ROUND(200*IF([.C2]=[$LabSeats.$B$9];VLOOKUP([.C2]; [$LabSeats.$A$1:.$B$7];2;FALSE());0))" office:value-type="float" office:value="0" calcext:value-type="float">
            <text:p>0</text:p>
          </table:table-cell>
          <table:table-cell table:formula="of:=ROUND(200*IF([.D2]=[$ConSeats.$B$9];VLOOKUP([.D2]; [$ConSeats.$A$1:.$B$7];2;FALSE());0))" office:value-type="float" office:value="0" calcext:value-type="float">
            <text:p>0</text:p>
          </table:table-cell>
          <table:table-cell table:formula="of:=ROUND(200*IF([.E2]=[$RefSeats.$B$9];VLOOKUP([.E2]; [$RefSeats.$A$1:.$B$7];2;FALSE());0))" office:value-type="float" office:value="0" calcext:value-type="float">
            <text:p>0</text:p>
          </table:table-cell>
          <table:table-cell table:formula="of:=ROUND(200*IF([.F2]=[$Opposition.$B$9];VLOOKUP([.F2]; [$Opposition.$A$1:.$B$7];2;FALSE());0))" office:value-type="float" office:value="0" calcext:value-type="float">
            <text:p>0</text:p>
          </table:table-cell>
          <table:table-cell table:formula="of:=ROUND(200*IF([.G2]=[$Clacton.$B$9];VLOOKUP([.G2]; [$Clacton.$A$1:.$B$7];2;FALSE());0))" office:value-type="float" office:value="0" calcext:value-type="float">
            <text:p>0</text:p>
          </table:table-cell>
          <table:table-cell table:formula="of:=ROUND(200*IF([.H2]=[$Rugby.$B$9];VLOOKUP([.H2]; [$Rugby.$A$1:.$B$7];2;FALSE());0))" office:value-type="float" office:value="0" calcext:value-type="float">
            <text:p>0</text:p>
          </table:table-cell>
          <table:table-cell table:formula="of:=ROUND(200*IF([.I2]=[$Richmond.$B$9];VLOOKUP([.I2]; [$Richmond.$A$1:.$B$7];2;FALSE());0))" office:value-type="float" office:value="0" calcext:value-type="float">
            <text:p>0</text:p>
          </table:table-cell>
          <table:table-cell table:formula="of:=ROUND(200*IF([.J2]=[$Broxbourne.$B$9];VLOOKUP([.J2]; [$Broxbourne.$A$1:.$B$7];2;FALSE());0))" office:value-type="float" office:value="0" calcext:value-type="float">
            <text:p>0</text:p>
          </table:table-cell>
          <table:table-cell table:formula="of:=ROUND(200*IF([.K2]=[$Portsmouth.$B$9];VLOOKUP([.K2]; [$Portsmouth.$A$1:.$B$7];2;FALSE());0))" office:value-type="float" office:value="0" calcext:value-type="float">
            <text:p>0</text:p>
          </table:table-cell>
          <table:table-cell table:formula="of:=ROUND(200*IF([.L2]=[$Godalming.$B$9];VLOOKUP([.L2]; [$Godalming.$A$1:.$B$7];2;FALSE());0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</text:p>
          </table:table-cell>
          <table:table-cell table:formula="of:=SUM([.M3:.V3])" office:value-type="float" office:value="0" calcext:value-type="float">
            <text:p>0</text:p>
          </table:table-cell>
          <table:table-cell table:number-columns-repeated="10"/>
          <table:table-cell table:formula="of:=ROUND(200*IF([.C3]=[$LabSeats.$B$9];VLOOKUP([.C3]; [$LabSeats.$A$1:.$B$7];2;FALSE());0))" office:value-type="float" office:value="0" calcext:value-type="float">
            <text:p>0</text:p>
          </table:table-cell>
          <table:table-cell table:formula="of:=ROUND(200*IF([.D3]=[$ConSeats.$B$9];VLOOKUP([.D3]; [$ConSeats.$A$1:.$B$7];2;FALSE());0))" office:value-type="float" office:value="0" calcext:value-type="float">
            <text:p>0</text:p>
          </table:table-cell>
          <table:table-cell table:formula="of:=ROUND(200*IF([.E3]=[$RefSeats.$B$9];VLOOKUP([.E3]; [$RefSeats.$A$1:.$B$7];2;FALSE());0))" office:value-type="float" office:value="0" calcext:value-type="float">
            <text:p>0</text:p>
          </table:table-cell>
          <table:table-cell table:formula="of:=ROUND(200*IF([.F3]=[$Opposition.$B$9];VLOOKUP([.F3]; [$Opposition.$A$1:.$B$7];2;FALSE());0))" office:value-type="float" office:value="0" calcext:value-type="float">
            <text:p>0</text:p>
          </table:table-cell>
          <table:table-cell table:formula="of:=ROUND(200*IF([.G3]=[$Clacton.$B$9];VLOOKUP([.G3]; [$Clacton.$A$1:.$B$7];2;FALSE());0))" office:value-type="float" office:value="0" calcext:value-type="float">
            <text:p>0</text:p>
          </table:table-cell>
          <table:table-cell table:formula="of:=ROUND(200*IF([.H3]=[$Rugby.$B$9];VLOOKUP([.H3]; [$Rugby.$A$1:.$B$7];2;FALSE());0))" office:value-type="float" office:value="0" calcext:value-type="float">
            <text:p>0</text:p>
          </table:table-cell>
          <table:table-cell table:formula="of:=ROUND(200*IF([.I3]=[$Richmond.$B$9];VLOOKUP([.I3]; [$Richmond.$A$1:.$B$7];2;FALSE());0))" office:value-type="float" office:value="0" calcext:value-type="float">
            <text:p>0</text:p>
          </table:table-cell>
          <table:table-cell table:formula="of:=ROUND(200*IF([.J3]=[$Broxbourne.$B$9];VLOOKUP([.J3]; [$Broxbourne.$A$1:.$B$7];2;FALSE());0))" office:value-type="float" office:value="0" calcext:value-type="float">
            <text:p>0</text:p>
          </table:table-cell>
          <table:table-cell table:formula="of:=ROUND(200*IF([.K3]=[$Portsmouth.$B$9];VLOOKUP([.K3]; [$Portsmouth.$A$1:.$B$7];2;FALSE());0))" office:value-type="float" office:value="0" calcext:value-type="float">
            <text:p>0</text:p>
          </table:table-cell>
          <table:table-cell table:formula="of:=ROUND(200*IF([.L3]=[$Godalming.$B$9];VLOOKUP([.L3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4:.V4])" office:value-type="float" office:value="0" calcext:value-type="float">
            <text:p>0</text:p>
          </table:table-cell>
          <table:table-cell table:number-columns-repeated="10"/>
          <table:table-cell table:formula="of:=ROUND(200*IF([.C4]=[$LabSeats.$B$9];VLOOKUP([.C4]; [$LabSeats.$A$1:.$B$7];2;FALSE());0))" office:value-type="float" office:value="0" calcext:value-type="float">
            <text:p>0</text:p>
          </table:table-cell>
          <table:table-cell table:formula="of:=ROUND(200*IF([.D4]=[$ConSeats.$B$9];VLOOKUP([.D4]; [$ConSeats.$A$1:.$B$7];2;FALSE());0))" office:value-type="float" office:value="0" calcext:value-type="float">
            <text:p>0</text:p>
          </table:table-cell>
          <table:table-cell table:formula="of:=ROUND(200*IF([.E4]=[$RefSeats.$B$9];VLOOKUP([.E4]; [$RefSeats.$A$1:.$B$7];2;FALSE());0))" office:value-type="float" office:value="0" calcext:value-type="float">
            <text:p>0</text:p>
          </table:table-cell>
          <table:table-cell table:formula="of:=ROUND(200*IF([.F4]=[$Opposition.$B$9];VLOOKUP([.F4]; [$Opposition.$A$1:.$B$7];2;FALSE());0))" office:value-type="float" office:value="0" calcext:value-type="float">
            <text:p>0</text:p>
          </table:table-cell>
          <table:table-cell table:formula="of:=ROUND(200*IF([.G4]=[$Clacton.$B$9];VLOOKUP([.G4]; [$Clacton.$A$1:.$B$7];2;FALSE());0))" office:value-type="float" office:value="0" calcext:value-type="float">
            <text:p>0</text:p>
          </table:table-cell>
          <table:table-cell table:formula="of:=ROUND(200*IF([.H4]=[$Rugby.$B$9];VLOOKUP([.H4]; [$Rugby.$A$1:.$B$7];2;FALSE());0))" office:value-type="float" office:value="0" calcext:value-type="float">
            <text:p>0</text:p>
          </table:table-cell>
          <table:table-cell table:formula="of:=ROUND(200*IF([.I4]=[$Richmond.$B$9];VLOOKUP([.I4]; [$Richmond.$A$1:.$B$7];2;FALSE());0))" office:value-type="float" office:value="0" calcext:value-type="float">
            <text:p>0</text:p>
          </table:table-cell>
          <table:table-cell table:formula="of:=ROUND(200*IF([.J4]=[$Broxbourne.$B$9];VLOOKUP([.J4]; [$Broxbourne.$A$1:.$B$7];2;FALSE());0))" office:value-type="float" office:value="0" calcext:value-type="float">
            <text:p>0</text:p>
          </table:table-cell>
          <table:table-cell table:formula="of:=ROUND(200*IF([.K4]=[$Portsmouth.$B$9];VLOOKUP([.K4]; [$Portsmouth.$A$1:.$B$7];2;FALSE());0))" office:value-type="float" office:value="0" calcext:value-type="float">
            <text:p>0</text:p>
          </table:table-cell>
          <table:table-cell table:formula="of:=ROUND(200*IF([.L4]=[$Godalming.$B$9];VLOOKUP([.L4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5:.V5])" office:value-type="float" office:value="0" calcext:value-type="float">
            <text:p>0</text:p>
          </table:table-cell>
          <table:table-cell table:number-columns-repeated="10"/>
          <table:table-cell table:formula="of:=ROUND(200*IF([.C5]=[$LabSeats.$B$9];VLOOKUP([.C5]; [$LabSeats.$A$1:.$B$7];2;FALSE());0))" office:value-type="float" office:value="0" calcext:value-type="float">
            <text:p>0</text:p>
          </table:table-cell>
          <table:table-cell table:formula="of:=ROUND(200*IF([.D5]=[$ConSeats.$B$9];VLOOKUP([.D5]; [$ConSeats.$A$1:.$B$7];2;FALSE());0))" office:value-type="float" office:value="0" calcext:value-type="float">
            <text:p>0</text:p>
          </table:table-cell>
          <table:table-cell table:formula="of:=ROUND(200*IF([.E5]=[$RefSeats.$B$9];VLOOKUP([.E5]; [$RefSeats.$A$1:.$B$7];2;FALSE());0))" office:value-type="float" office:value="0" calcext:value-type="float">
            <text:p>0</text:p>
          </table:table-cell>
          <table:table-cell table:formula="of:=ROUND(200*IF([.F5]=[$Opposition.$B$9];VLOOKUP([.F5]; [$Opposition.$A$1:.$B$7];2;FALSE());0))" office:value-type="float" office:value="0" calcext:value-type="float">
            <text:p>0</text:p>
          </table:table-cell>
          <table:table-cell table:formula="of:=ROUND(200*IF([.G5]=[$Clacton.$B$9];VLOOKUP([.G5]; [$Clacton.$A$1:.$B$7];2;FALSE());0))" office:value-type="float" office:value="0" calcext:value-type="float">
            <text:p>0</text:p>
          </table:table-cell>
          <table:table-cell table:formula="of:=ROUND(200*IF([.H5]=[$Rugby.$B$9];VLOOKUP([.H5]; [$Rugby.$A$1:.$B$7];2;FALSE());0))" office:value-type="float" office:value="0" calcext:value-type="float">
            <text:p>0</text:p>
          </table:table-cell>
          <table:table-cell table:formula="of:=ROUND(200*IF([.I5]=[$Richmond.$B$9];VLOOKUP([.I5]; [$Richmond.$A$1:.$B$7];2;FALSE());0))" office:value-type="float" office:value="0" calcext:value-type="float">
            <text:p>0</text:p>
          </table:table-cell>
          <table:table-cell table:formula="of:=ROUND(200*IF([.J5]=[$Broxbourne.$B$9];VLOOKUP([.J5]; [$Broxbourne.$A$1:.$B$7];2;FALSE());0))" office:value-type="float" office:value="0" calcext:value-type="float">
            <text:p>0</text:p>
          </table:table-cell>
          <table:table-cell table:formula="of:=ROUND(200*IF([.K5]=[$Portsmouth.$B$9];VLOOKUP([.K5]; [$Portsmouth.$A$1:.$B$7];2;FALSE());0))" office:value-type="float" office:value="0" calcext:value-type="float">
            <text:p>0</text:p>
          </table:table-cell>
          <table:table-cell table:formula="of:=ROUND(200*IF([.L5]=[$Godalming.$B$9];VLOOKUP([.L5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6:.V6])" office:value-type="float" office:value="0" calcext:value-type="float">
            <text:p>0</text:p>
          </table:table-cell>
          <table:table-cell table:number-columns-repeated="10"/>
          <table:table-cell table:formula="of:=ROUND(200*IF([.C6]=[$LabSeats.$B$9];VLOOKUP([.C6]; [$LabSeats.$A$1:.$B$7];2;FALSE());0))" office:value-type="float" office:value="0" calcext:value-type="float">
            <text:p>0</text:p>
          </table:table-cell>
          <table:table-cell table:formula="of:=ROUND(200*IF([.D6]=[$ConSeats.$B$9];VLOOKUP([.D6]; [$ConSeats.$A$1:.$B$7];2;FALSE());0))" office:value-type="float" office:value="0" calcext:value-type="float">
            <text:p>0</text:p>
          </table:table-cell>
          <table:table-cell table:formula="of:=ROUND(200*IF([.E6]=[$RefSeats.$B$9];VLOOKUP([.E6]; [$RefSeats.$A$1:.$B$7];2;FALSE());0))" office:value-type="float" office:value="0" calcext:value-type="float">
            <text:p>0</text:p>
          </table:table-cell>
          <table:table-cell table:formula="of:=ROUND(200*IF([.F6]=[$Opposition.$B$9];VLOOKUP([.F6]; [$Opposition.$A$1:.$B$7];2;FALSE());0))" office:value-type="float" office:value="0" calcext:value-type="float">
            <text:p>0</text:p>
          </table:table-cell>
          <table:table-cell table:formula="of:=ROUND(200*IF([.G6]=[$Clacton.$B$9];VLOOKUP([.G6]; [$Clacton.$A$1:.$B$7];2;FALSE());0))" office:value-type="float" office:value="0" calcext:value-type="float">
            <text:p>0</text:p>
          </table:table-cell>
          <table:table-cell table:formula="of:=ROUND(200*IF([.H6]=[$Rugby.$B$9];VLOOKUP([.H6]; [$Rugby.$A$1:.$B$7];2;FALSE());0))" office:value-type="float" office:value="0" calcext:value-type="float">
            <text:p>0</text:p>
          </table:table-cell>
          <table:table-cell table:formula="of:=ROUND(200*IF([.I6]=[$Richmond.$B$9];VLOOKUP([.I6]; [$Richmond.$A$1:.$B$7];2;FALSE());0))" office:value-type="float" office:value="0" calcext:value-type="float">
            <text:p>0</text:p>
          </table:table-cell>
          <table:table-cell table:formula="of:=ROUND(200*IF([.J6]=[$Broxbourne.$B$9];VLOOKUP([.J6]; [$Broxbourne.$A$1:.$B$7];2;FALSE());0))" office:value-type="float" office:value="0" calcext:value-type="float">
            <text:p>0</text:p>
          </table:table-cell>
          <table:table-cell table:formula="of:=ROUND(200*IF([.K6]=[$Portsmouth.$B$9];VLOOKUP([.K6]; [$Portsmouth.$A$1:.$B$7];2;FALSE());0))" office:value-type="float" office:value="0" calcext:value-type="float">
            <text:p>0</text:p>
          </table:table-cell>
          <table:table-cell table:formula="of:=ROUND(200*IF([.L6]=[$Godalming.$B$9];VLOOKUP([.L6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7:.V7])" office:value-type="float" office:value="0" calcext:value-type="float">
            <text:p>0</text:p>
          </table:table-cell>
          <table:table-cell table:number-columns-repeated="10"/>
          <table:table-cell table:formula="of:=ROUND(200*IF([.C7]=[$LabSeats.$B$9];VLOOKUP([.C7]; [$LabSeats.$A$1:.$B$7];2;FALSE());0))" office:value-type="float" office:value="0" calcext:value-type="float">
            <text:p>0</text:p>
          </table:table-cell>
          <table:table-cell table:formula="of:=ROUND(200*IF([.D7]=[$ConSeats.$B$9];VLOOKUP([.D7]; [$ConSeats.$A$1:.$B$7];2;FALSE());0))" office:value-type="float" office:value="0" calcext:value-type="float">
            <text:p>0</text:p>
          </table:table-cell>
          <table:table-cell table:formula="of:=ROUND(200*IF([.E7]=[$RefSeats.$B$9];VLOOKUP([.E7]; [$RefSeats.$A$1:.$B$7];2;FALSE());0))" office:value-type="float" office:value="0" calcext:value-type="float">
            <text:p>0</text:p>
          </table:table-cell>
          <table:table-cell table:formula="of:=ROUND(200*IF([.F7]=[$Opposition.$B$9];VLOOKUP([.F7]; [$Opposition.$A$1:.$B$7];2;FALSE());0))" office:value-type="float" office:value="0" calcext:value-type="float">
            <text:p>0</text:p>
          </table:table-cell>
          <table:table-cell table:formula="of:=ROUND(200*IF([.G7]=[$Clacton.$B$9];VLOOKUP([.G7]; [$Clacton.$A$1:.$B$7];2;FALSE());0))" office:value-type="float" office:value="0" calcext:value-type="float">
            <text:p>0</text:p>
          </table:table-cell>
          <table:table-cell table:formula="of:=ROUND(200*IF([.H7]=[$Rugby.$B$9];VLOOKUP([.H7]; [$Rugby.$A$1:.$B$7];2;FALSE());0))" office:value-type="float" office:value="0" calcext:value-type="float">
            <text:p>0</text:p>
          </table:table-cell>
          <table:table-cell table:formula="of:=ROUND(200*IF([.I7]=[$Richmond.$B$9];VLOOKUP([.I7]; [$Richmond.$A$1:.$B$7];2;FALSE());0))" office:value-type="float" office:value="0" calcext:value-type="float">
            <text:p>0</text:p>
          </table:table-cell>
          <table:table-cell table:formula="of:=ROUND(200*IF([.J7]=[$Broxbourne.$B$9];VLOOKUP([.J7]; [$Broxbourne.$A$1:.$B$7];2;FALSE());0))" office:value-type="float" office:value="0" calcext:value-type="float">
            <text:p>0</text:p>
          </table:table-cell>
          <table:table-cell table:formula="of:=ROUND(200*IF([.K7]=[$Portsmouth.$B$9];VLOOKUP([.K7]; [$Portsmouth.$A$1:.$B$7];2;FALSE());0))" office:value-type="float" office:value="0" calcext:value-type="float">
            <text:p>0</text:p>
          </table:table-cell>
          <table:table-cell table:formula="of:=ROUND(200*IF([.L7]=[$Godalming.$B$9];VLOOKUP([.L7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8:.V8])" office:value-type="float" office:value="0" calcext:value-type="float">
            <text:p>0</text:p>
          </table:table-cell>
          <table:table-cell table:number-columns-repeated="10"/>
          <table:table-cell table:formula="of:=ROUND(200*IF([.C8]=[$LabSeats.$B$9];VLOOKUP([.C8]; [$LabSeats.$A$1:.$B$7];2;FALSE());0))" office:value-type="float" office:value="0" calcext:value-type="float">
            <text:p>0</text:p>
          </table:table-cell>
          <table:table-cell table:formula="of:=ROUND(200*IF([.D8]=[$ConSeats.$B$9];VLOOKUP([.D8]; [$ConSeats.$A$1:.$B$7];2;FALSE());0))" office:value-type="float" office:value="0" calcext:value-type="float">
            <text:p>0</text:p>
          </table:table-cell>
          <table:table-cell table:formula="of:=ROUND(200*IF([.E8]=[$RefSeats.$B$9];VLOOKUP([.E8]; [$RefSeats.$A$1:.$B$7];2;FALSE());0))" office:value-type="float" office:value="0" calcext:value-type="float">
            <text:p>0</text:p>
          </table:table-cell>
          <table:table-cell table:formula="of:=ROUND(200*IF([.F8]=[$Opposition.$B$9];VLOOKUP([.F8]; [$Opposition.$A$1:.$B$7];2;FALSE());0))" office:value-type="float" office:value="0" calcext:value-type="float">
            <text:p>0</text:p>
          </table:table-cell>
          <table:table-cell table:formula="of:=ROUND(200*IF([.G8]=[$Clacton.$B$9];VLOOKUP([.G8]; [$Clacton.$A$1:.$B$7];2;FALSE());0))" office:value-type="float" office:value="0" calcext:value-type="float">
            <text:p>0</text:p>
          </table:table-cell>
          <table:table-cell table:formula="of:=ROUND(200*IF([.H8]=[$Rugby.$B$9];VLOOKUP([.H8]; [$Rugby.$A$1:.$B$7];2;FALSE());0))" office:value-type="float" office:value="0" calcext:value-type="float">
            <text:p>0</text:p>
          </table:table-cell>
          <table:table-cell table:formula="of:=ROUND(200*IF([.I8]=[$Richmond.$B$9];VLOOKUP([.I8]; [$Richmond.$A$1:.$B$7];2;FALSE());0))" office:value-type="float" office:value="0" calcext:value-type="float">
            <text:p>0</text:p>
          </table:table-cell>
          <table:table-cell table:formula="of:=ROUND(200*IF([.J8]=[$Broxbourne.$B$9];VLOOKUP([.J8]; [$Broxbourne.$A$1:.$B$7];2;FALSE());0))" office:value-type="float" office:value="0" calcext:value-type="float">
            <text:p>0</text:p>
          </table:table-cell>
          <table:table-cell table:formula="of:=ROUND(200*IF([.K8]=[$Portsmouth.$B$9];VLOOKUP([.K8]; [$Portsmouth.$A$1:.$B$7];2;FALSE());0))" office:value-type="float" office:value="0" calcext:value-type="float">
            <text:p>0</text:p>
          </table:table-cell>
          <table:table-cell table:formula="of:=ROUND(200*IF([.L8]=[$Godalming.$B$9];VLOOKUP([.L8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9:.V9])" office:value-type="float" office:value="0" calcext:value-type="float">
            <text:p>0</text:p>
          </table:table-cell>
          <table:table-cell table:number-columns-repeated="10"/>
          <table:table-cell table:formula="of:=ROUND(200*IF([.C9]=[$LabSeats.$B$9];VLOOKUP([.C9]; [$LabSeats.$A$1:.$B$7];2;FALSE());0))" office:value-type="float" office:value="0" calcext:value-type="float">
            <text:p>0</text:p>
          </table:table-cell>
          <table:table-cell table:formula="of:=ROUND(200*IF([.D9]=[$ConSeats.$B$9];VLOOKUP([.D9]; [$ConSeats.$A$1:.$B$7];2;FALSE());0))" office:value-type="float" office:value="0" calcext:value-type="float">
            <text:p>0</text:p>
          </table:table-cell>
          <table:table-cell table:formula="of:=ROUND(200*IF([.E9]=[$RefSeats.$B$9];VLOOKUP([.E9]; [$RefSeats.$A$1:.$B$7];2;FALSE());0))" office:value-type="float" office:value="0" calcext:value-type="float">
            <text:p>0</text:p>
          </table:table-cell>
          <table:table-cell table:formula="of:=ROUND(200*IF([.F9]=[$Opposition.$B$9];VLOOKUP([.F9]; [$Opposition.$A$1:.$B$7];2;FALSE());0))" office:value-type="float" office:value="0" calcext:value-type="float">
            <text:p>0</text:p>
          </table:table-cell>
          <table:table-cell table:formula="of:=ROUND(200*IF([.G9]=[$Clacton.$B$9];VLOOKUP([.G9]; [$Clacton.$A$1:.$B$7];2;FALSE());0))" office:value-type="float" office:value="0" calcext:value-type="float">
            <text:p>0</text:p>
          </table:table-cell>
          <table:table-cell table:formula="of:=ROUND(200*IF([.H9]=[$Rugby.$B$9];VLOOKUP([.H9]; [$Rugby.$A$1:.$B$7];2;FALSE());0))" office:value-type="float" office:value="0" calcext:value-type="float">
            <text:p>0</text:p>
          </table:table-cell>
          <table:table-cell table:formula="of:=ROUND(200*IF([.I9]=[$Richmond.$B$9];VLOOKUP([.I9]; [$Richmond.$A$1:.$B$7];2;FALSE());0))" office:value-type="float" office:value="0" calcext:value-type="float">
            <text:p>0</text:p>
          </table:table-cell>
          <table:table-cell table:formula="of:=ROUND(200*IF([.J9]=[$Broxbourne.$B$9];VLOOKUP([.J9]; [$Broxbourne.$A$1:.$B$7];2;FALSE());0))" office:value-type="float" office:value="0" calcext:value-type="float">
            <text:p>0</text:p>
          </table:table-cell>
          <table:table-cell table:formula="of:=ROUND(200*IF([.K9]=[$Portsmouth.$B$9];VLOOKUP([.K9]; [$Portsmouth.$A$1:.$B$7];2;FALSE());0))" office:value-type="float" office:value="0" calcext:value-type="float">
            <text:p>0</text:p>
          </table:table-cell>
          <table:table-cell table:formula="of:=ROUND(200*IF([.L9]=[$Godalming.$B$9];VLOOKUP([.L9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10:.V10])" office:value-type="float" office:value="0" calcext:value-type="float">
            <text:p>0</text:p>
          </table:table-cell>
          <table:table-cell table:number-columns-repeated="10"/>
          <table:table-cell table:formula="of:=ROUND(200*IF([.C10]=[$LabSeats.$B$9];VLOOKUP([.C10]; [$LabSeats.$A$1:.$B$7];2;FALSE());0))" office:value-type="float" office:value="0" calcext:value-type="float">
            <text:p>0</text:p>
          </table:table-cell>
          <table:table-cell table:formula="of:=ROUND(200*IF([.D10]=[$ConSeats.$B$9];VLOOKUP([.D10]; [$ConSeats.$A$1:.$B$7];2;FALSE());0))" office:value-type="float" office:value="0" calcext:value-type="float">
            <text:p>0</text:p>
          </table:table-cell>
          <table:table-cell table:formula="of:=ROUND(200*IF([.E10]=[$RefSeats.$B$9];VLOOKUP([.E10]; [$RefSeats.$A$1:.$B$7];2;FALSE());0))" office:value-type="float" office:value="0" calcext:value-type="float">
            <text:p>0</text:p>
          </table:table-cell>
          <table:table-cell table:formula="of:=ROUND(200*IF([.F10]=[$Opposition.$B$9];VLOOKUP([.F10]; [$Opposition.$A$1:.$B$7];2;FALSE());0))" office:value-type="float" office:value="0" calcext:value-type="float">
            <text:p>0</text:p>
          </table:table-cell>
          <table:table-cell table:formula="of:=ROUND(200*IF([.G10]=[$Clacton.$B$9];VLOOKUP([.G10]; [$Clacton.$A$1:.$B$7];2;FALSE());0))" office:value-type="float" office:value="0" calcext:value-type="float">
            <text:p>0</text:p>
          </table:table-cell>
          <table:table-cell table:formula="of:=ROUND(200*IF([.H10]=[$Rugby.$B$9];VLOOKUP([.H10]; [$Rugby.$A$1:.$B$7];2;FALSE());0))" office:value-type="float" office:value="0" calcext:value-type="float">
            <text:p>0</text:p>
          </table:table-cell>
          <table:table-cell table:formula="of:=ROUND(200*IF([.I10]=[$Richmond.$B$9];VLOOKUP([.I10]; [$Richmond.$A$1:.$B$7];2;FALSE());0))" office:value-type="float" office:value="0" calcext:value-type="float">
            <text:p>0</text:p>
          </table:table-cell>
          <table:table-cell table:formula="of:=ROUND(200*IF([.J10]=[$Broxbourne.$B$9];VLOOKUP([.J10]; [$Broxbourne.$A$1:.$B$7];2;FALSE());0))" office:value-type="float" office:value="0" calcext:value-type="float">
            <text:p>0</text:p>
          </table:table-cell>
          <table:table-cell table:formula="of:=ROUND(200*IF([.K10]=[$Portsmouth.$B$9];VLOOKUP([.K10]; [$Portsmouth.$A$1:.$B$7];2;FALSE());0))" office:value-type="float" office:value="0" calcext:value-type="float">
            <text:p>0</text:p>
          </table:table-cell>
          <table:table-cell table:formula="of:=ROUND(200*IF([.L10]=[$Godalming.$B$9];VLOOKUP([.L10]; [$Godalming.$A$1:.$B$7];2;FALSE());0)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M11:.V11])" office:value-type="float" office:value="0" calcext:value-type="float">
            <text:p>0</text:p>
          </table:table-cell>
          <table:table-cell table:number-columns-repeated="10"/>
          <table:table-cell table:formula="of:=ROUND(200*IF([.C11]=[$LabSeats.$B$9];VLOOKUP([.C11]; [$LabSeats.$A$1:.$B$7];2;FALSE());0))" office:value-type="float" office:value="0" calcext:value-type="float">
            <text:p>0</text:p>
          </table:table-cell>
          <table:table-cell table:formula="of:=ROUND(200*IF([.D11]=[$ConSeats.$B$9];VLOOKUP([.D11]; [$ConSeats.$A$1:.$B$7];2;FALSE());0))" office:value-type="float" office:value="0" calcext:value-type="float">
            <text:p>0</text:p>
          </table:table-cell>
          <table:table-cell table:formula="of:=ROUND(200*IF([.E11]=[$RefSeats.$B$9];VLOOKUP([.E11]; [$RefSeats.$A$1:.$B$7];2;FALSE());0))" office:value-type="float" office:value="0" calcext:value-type="float">
            <text:p>0</text:p>
          </table:table-cell>
          <table:table-cell table:formula="of:=ROUND(200*IF([.F11]=[$Opposition.$B$9];VLOOKUP([.F11]; [$Opposition.$A$1:.$B$7];2;FALSE());0))" office:value-type="float" office:value="0" calcext:value-type="float">
            <text:p>0</text:p>
          </table:table-cell>
          <table:table-cell table:formula="of:=ROUND(200*IF([.G11]=[$Clacton.$B$9];VLOOKUP([.G11]; [$Clacton.$A$1:.$B$7];2;FALSE());0))" office:value-type="float" office:value="0" calcext:value-type="float">
            <text:p>0</text:p>
          </table:table-cell>
          <table:table-cell table:formula="of:=ROUND(200*IF([.H11]=[$Rugby.$B$9];VLOOKUP([.H11]; [$Rugby.$A$1:.$B$7];2;FALSE());0))" office:value-type="float" office:value="0" calcext:value-type="float">
            <text:p>0</text:p>
          </table:table-cell>
          <table:table-cell table:formula="of:=ROUND(200*IF([.I11]=[$Richmond.$B$9];VLOOKUP([.I11]; [$Richmond.$A$1:.$B$7];2;FALSE());0))" office:value-type="float" office:value="0" calcext:value-type="float">
            <text:p>0</text:p>
          </table:table-cell>
          <table:table-cell table:formula="of:=ROUND(200*IF([.J11]=[$Broxbourne.$B$9];VLOOKUP([.J11]; [$Broxbourne.$A$1:.$B$7];2;FALSE());0))" office:value-type="float" office:value="0" calcext:value-type="float">
            <text:p>0</text:p>
          </table:table-cell>
          <table:table-cell table:formula="of:=ROUND(200*IF([.K11]=[$Portsmouth.$B$9];VLOOKUP([.K11]; [$Portsmouth.$A$1:.$B$7];2;FALSE());0))" office:value-type="float" office:value="0" calcext:value-type="float">
            <text:p>0</text:p>
          </table:table-cell>
          <table:table-cell table:formula="of:=ROUND(200*IF([.L11]=[$Godalming.$B$9];VLOOKUP([.L11]; [$Godalming.$A$1:.$B$7];2;FALSE());0))" office:value-type="float" office:value="0" calcext:value-type="float">
            <text:p>0</text:p>
          </table:table-cell>
        </table:table-row>
      </table:table>
      <table:table table:name="Lab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abour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100" calcext:value-type="float">
            <text:p>100</text:p>
          </table:table-cell>
          <table:table-cell table:formula="of:=ROUND(200*[.B2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66" calcext:value-type="float">
            <text:p>66</text:p>
          </table:table-cell>
          <table:table-cell table:formula="of:=ROUND(200*[.B3])"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350-399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400-449</text:p>
          </table:table-cell>
          <table:table-cell table:formula="of:=7/4" office:value-type="float" office:value="1.75" calcext:value-type="float">
            <text:p>1.75</text:p>
          </table:table-cell>
          <table:table-cell table:formula="of:=ROUND(200*[.B6])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450-499</text:p>
          </table:table-cell>
          <table:table-cell table:formula="of:=6/5" office:value-type="float" office:value="1.2" calcext:value-type="float">
            <text:p>1.2</text:p>
          </table:table-cell>
          <table:table-cell table:formula="of:=ROUND(200*[.B7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500 or more</text:p>
          </table:table-cell>
          <table:table-cell office:value-type="float" office:value="11" calcext:value-type="float">
            <text:p>11</text:p>
          </table:table-cell>
          <table:table-cell table:formula="of:=ROUND(200*[.B8])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on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servative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49</text:p>
          </table:table-cell>
          <table:table-cell table:formula="of:=11/10" office:value-type="float" office:value="1.1" calcext:value-type="float">
            <text:p>1.1</text:p>
          </table:table-cell>
          <table:table-cell table:formula="of:=ROUND(200*[.B2])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50-99</text:p>
          </table:table-cell>
          <table:table-cell office:value-type="float" office:value="3" calcext:value-type="float">
            <text:p>3</text:p>
          </table:table-cell>
          <table:table-cell table:formula="of:=ROUND(200*[.B3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100-149</text:p>
          </table:table-cell>
          <table:table-cell table:formula="of:=9/2" office:value-type="float" office:value="4.5" calcext:value-type="float">
            <text:p>4.5</text:p>
          </table:table-cell>
          <table:table-cell table:formula="of:=ROUND(200*[.B4])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150-199</text:p>
          </table:table-cell>
          <table:table-cell office:value-type="float" office:value="9" calcext:value-type="float">
            <text:p>9</text:p>
          </table:table-cell>
          <table:table-cell table:formula="of:=ROUND(200*[.B5])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200-249</text:p>
          </table:table-cell>
          <table:table-cell office:value-type="float" office:value="40" calcext:value-type="float">
            <text:p>40</text:p>
          </table:table-cell>
          <table:table-cell table:formula="of:=ROUND(200*[.B6])"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250-299</text:p>
          </table:table-cell>
          <table:table-cell office:value-type="float" office:value="66" calcext:value-type="float">
            <text:p>66</text:p>
          </table:table-cell>
          <table:table-cell table:formula="of:=ROUND(200*[.B7])"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300-349</text:p>
          </table:table-cell>
          <table:table-cell office:value-type="float" office:value="150" calcext:value-type="float">
            <text:p>150</text:p>
          </table:table-cell>
          <table:table-cell table:formula="of:=ROUND(200*[.B8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efSea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form Seat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5/2" office:value-type="float" office:value="7.5" calcext:value-type="float">
            <text:p>7.5</text:p>
          </table:table-cell>
          <table:table-cell table:formula="of:=ROUND(200*[.B2])" office:value-type="float" office:value="1500" calcext:value-type="float">
            <text:p>1500</text:p>
          </table:table-cell>
        </table:table-row>
        <table:table-row table:style-name="ro1">
          <table:table-cell table:style-name="ce2" office:value-type="string" calcext:value-type="string">
            <text:p>1to2</text:p>
          </table:table-cell>
          <table:table-cell office:value-type="float" office:value="2" calcext:value-type="float">
            <text:p>2</text:p>
          </table:table-cell>
          <table:table-cell table:formula="of:=ROUND(200*[.B3]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3to4</text:p>
          </table:table-cell>
          <table:table-cell office:value-type="float" office:value="6" calcext:value-type="float">
            <text:p>6</text:p>
          </table:table-cell>
          <table:table-cell table:formula="of:=ROUND(200*[.B4])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5to6</text:p>
          </table:table-cell>
          <table:table-cell table:formula="of:=13/2" office:value-type="float" office:value="6.5" calcext:value-type="float">
            <text:p>6.5</text:p>
          </table:table-cell>
          <table:table-cell table:formula="of:=ROUND(200*[.B5])"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7 or more</text:p>
          </table:table-cell>
          <table:table-cell office:value-type="float" office:value="2" calcext:value-type="float">
            <text:p>2</text:p>
          </table:table-cell>
          <table:table-cell table:formula="of:=ROUND(200*[.B6])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Opposition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ost Seats Not Labour</text:p>
          </table:table-cell>
          <table:table-cell office:value-type="string" calcext:value-type="string">
            <text:p>https://www.oddschecker.com/politics/british-politics/next-uk-general-election/most-seats-without-labour</text:p>
          </table:table-cell>
          <table:table-cell/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20" calcext:value-type="float">
            <text:p>20</text:p>
          </table:table-cell>
          <table:table-cell table:formula="of:=ROUND(200*[.B2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</text:p>
          </table:table-cell>
          <table:table-cell office:value-type="float" office:value="3" calcext:value-type="float">
            <text:p>3</text:p>
          </table:table-cell>
          <table:table-cell table:formula="of:=ROUND(200*[.B3])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/3" office:value-type="float" office:value="0.333333333333333" calcext:value-type="float">
            <text:p>0.333333333333333</text:p>
          </table:table-cell>
          <table:table-cell table:formula="of:=ROUND(200*[.B4]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NP</text:p>
          </table:table-cell>
          <table:table-cell office:value-type="float" office:value="500" calcext:value-type="float">
            <text:p>500</text:p>
          </table:table-cell>
          <table:table-cell table:formula="of:=ROUND(200*[.B5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Clacton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ac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orm</text:p>
          </table:table-cell>
          <table:table-cell table:style-name="ce3" table:formula="of:=2/11" office:value-type="float" office:value="0.181818181818182" calcext:value-type="float">
            <text:p>0.18</text:p>
          </table:table-cell>
          <table:table-cell table:formula="of:=ROUND(200*[.B2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formula="of:=8" office:value-type="float" office:value="8" calcext:value-type="float">
            <text:p>8</text:p>
          </table:table-cell>
          <table:table-cell table:formula="of:=ROUND(200*[.B3])"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6" office:value-type="float" office:value="16" calcext:value-type="float">
            <text:p>16</text:p>
          </table:table-cell>
          <table:table-cell table:formula="of:=ROUND(200*[.B4])" office:value-type="float" office:value="3200" calcext:value-type="float">
            <text:p>3200</text:p>
          </table:table-cell>
        </table:table-row>
        <table:table-row table:style-name="ro1">
          <table:table-cell table:number-columns-repeated="2"/>
          <table:table-cell table:formula="of:=ROUND(200*[.B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ugby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gby</text:p>
          </table:table-cell>
          <table:table-cell office:value-type="string" calcext:value-type="string">
            <text:p>Majority 13447</text:p>
          </table:table-cell>
          <table:table-cell/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3/10" office:value-type="float" office:value="0.3" calcext:value-type="float">
            <text:p>0.30</text:p>
          </table:table-cell>
          <table:table-cell table:formula="of:=ROUND(200*[.B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50"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00"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Richmond" table:style-name="ta1"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ichmond</text:p>
          </table:table-cell>
          <table:table-cell office:value-type="string" calcext:value-type="string">
            <text:p>~27000 Majority</text:p>
          </table:table-cell>
          <table:table-cell office:value-type="string" calcext:value-type="string">
            <text:p>https://www.oddschecker.com/politics/uk-constituencies/next-uk-general-election-constituencies/richmond-and-northallerton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9/4" office:value-type="float" office:value="2.25" calcext:value-type="float">
            <text:p>2.25</text:p>
          </table:table-cell>
          <table:table-cell table:formula="of:=ROUND(200*[.B2]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4/9" office:value-type="float" office:value="0.444444444444444" calcext:value-type="float">
            <text:p>0.444444444444444</text:p>
          </table:table-cell>
          <table:table-cell table:formula="of:=ROUND(200*[.B3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00" calcext:value-type="float">
            <text:p>100</text:p>
          </table:table-cell>
          <table:table-cell table:formula="of:=ROUND(200*[.B5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Broxbourne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roxbourne</text:p>
          </table:table-cell>
          <table:table-cell office:value-type="string" calcext:value-type="string">
            <text:p>1980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6/5" office:value-type="float" office:value="1.2" calcext:value-type="float">
            <text:p>1.20</text:p>
          </table:table-cell>
          <table:table-cell table:formula="of:=ROUND(200*[.B2])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6/4" office:value-type="float" office:value="1.5" calcext:value-type="float">
            <text:p>1.5</text:p>
          </table:table-cell>
          <table:table-cell table:formula="of:=ROUND(200*[.B3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table:formula="of:=20" office:value-type="float" office:value="20" calcext:value-type="float">
            <text:p>20</text:p>
          </table:table-cell>
          <table:table-cell table:formula="of:=ROUND(200*[.B4])"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150"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table:formula="of:=200" office:value-type="float" office:value="200" calcext:value-type="float">
            <text:p>200</text:p>
          </table:table-cell>
          <table:table-cell table:formula="of:=ROUND(200*[.B6])" office:value-type="float" office:value="40000" calcext:value-type="float">
            <text:p>4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Portsmouth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rtsmouth North</text:p>
          </table:table-cell>
          <table:table-cell office:value-type="string" calcext:value-type="string">
            <text:p>15780 Majority</text:p>
          </table:table-cell>
          <table:table-cell office:value-type="string" calcext:value-type="string">
            <text:p>https://www.oddschecker.com/politics/uk-constituencies/next-uk-general-election-constituencies/broxbourne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table:formula="of:=4/9" office:value-type="float" office:value="0.444444444444444" calcext:value-type="float">
            <text:p>0.44</text:p>
          </table:table-cell>
          <table:table-cell table:formula="of:=ROUND(200*[.B2]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office:value-type="float" office:value="2" calcext:value-type="float">
            <text:p>2</text:p>
          </table:table-cell>
          <table:table-cell table:formula="of:=ROUND(200*[.B3])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50" calcext:value-type="float">
            <text:p>50</text:p>
          </table:table-cell>
          <table:table-cell table:formula="of:=ROUND(200*[.B4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office:value-type="float" office:value="150" calcext:value-type="float">
            <text:p>150</text:p>
          </table:table-cell>
          <table:table-cell table:formula="of:=ROUND(200*[.B5])"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table table:name="Godalming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odalming and Ash</text:p>
          </table:table-cell>
          <table:table-cell office:value-type="string" calcext:value-type="string">
            <text:p>~8800 Majority</text:p>
          </table:table-cell>
          <table:table-cell office:value-type="string" calcext:value-type="string">
            <text:p>https://www.oddschecker.com/politics/uk-constituencies/next-uk-general-election-constituencies/godalming-and-ash</text:p>
          </table:table-cell>
        </table:table-row>
        <table:table-row table:style-name="ro1">
          <table:table-cell office:value-type="string" calcext:value-type="string">
            <text:p>Labour</text:p>
          </table:table-cell>
          <table:table-cell table:style-name="ce3" office:value-type="float" office:value="25" calcext:value-type="float">
            <text:p>25.00</text:p>
          </table:table-cell>
          <table:table-cell table:formula="of:=ROUND(200*[.B2])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Conservatives</text:p>
          </table:table-cell>
          <table:table-cell table:formula="of:=10/3" office:value-type="float" office:value="3.33333333333333" calcext:value-type="float">
            <text:p>3.33333333333333</text:p>
          </table:table-cell>
          <table:table-cell table:formula="of:=ROUND(200*[.B3])" office:value-type="float" office:value="667" calcext:value-type="float">
            <text:p>667</text:p>
          </table:table-cell>
        </table:table-row>
        <table:table-row table:style-name="ro1">
          <table:table-cell office:value-type="string" calcext:value-type="string">
            <text:p>Reform</text:p>
          </table:table-cell>
          <table:table-cell office:value-type="float" office:value="100" calcext:value-type="float">
            <text:p>100</text:p>
          </table:table-cell>
          <table:table-cell table:formula="of:=ROUND(200*[.B4])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LibDems</text:p>
          </table:table-cell>
          <table:table-cell table:formula="of:=4/11" office:value-type="float" office:value="0.363636363636364" calcext:value-type="float">
            <text:p>0.363636363636364</text:p>
          </table:table-cell>
          <table:table-cell table:formula="of:=ROUND(200*[.B5]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250" calcext:value-type="float">
            <text:p>250</text:p>
          </table:table-cell>
          <table:table-cell table:formula="of:=ROUND(200*[.B6])" office:value-type="float" office:value="50000" calcext:value-type="float">
            <text:p>50000</text:p>
          </table:table-cell>
        </table:table-row>
        <table:table-row table:style-name="ro1">
          <table:table-cell table:number-columns-repeated="2"/>
          <table:table-cell table:formula="of:=ROUND(200*[.B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ROUND(200*[.B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nner</text:p>
          </table:table-cell>
          <table:table-cell office:value-type="string" calcext:value-type="string">
            <text:p>TB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2" number:min-decimal-places="12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18:42:00.022245638</meta:creation-date>
    <meta:generator>LibreOffice/7.3.7.2$Linux_X86_64 LibreOffice_project/30$Build-2</meta:generator>
    <dc:date>2024-06-26T20:58:33.246128598</dc:date>
    <meta:editing-duration>PT20M7S</meta:editing-duration>
    <meta:editing-cycles>1</meta:editing-cycles>
    <meta:document-statistic meta:table-count="11" meta:cell-count="346" meta:object-count="0"/>
  </office:meta>
</office:document-meta>
</file>